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00df" officeooo:paragraph-rsid="000800df"/>
    </style:style>
    <style:style style:name="P2" style:family="paragraph" style:parent-style-name="Standard">
      <style:paragraph-properties fo:text-align="start" style:justify-single-word="false"/>
      <style:text-properties officeooo:rsid="000800df" officeooo:paragraph-rsid="000800d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00df" officeooo:paragraph-rsid="000800d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e do Sistema</text:p>
      <text:p text:style-name="P1"/>
      <text:p text:style-name="P2">Testar o sistema como se fosse o usuário final, com a visão do testador.</text:p>
      <text:p text:style-name="P2"/>
      <text:p text:style-name="P2">Executar sistema como se fosse o usuário.</text:p>
      <text:p text:style-name="P2"/>
      <text:p text:style-name="P2">Aqui quem realiza é o testador (QA).</text:p>
      <text:p text:style-name="P2"/>
      <text:p text:style-name="P2">Cenários de testes coerentes com os requisitos especificados para o sistema</text:p>
      <text:p text:style-name="P2"/>
      <text:p text:style-name="P1">“Deve ter um botão de upload de imagem”</text:p>
      <text:p text:style-name="P1">“Deve ser possível criar um album”</text:p>
      <text:p text:style-name="P1"/>
      <text:p text:style-name="P2">Tudo deve ser baseado no Cenário de Testes.</text:p>
      <text:p text:style-name="P2"/>
      <text:p text:style-name="P2">Realizados apenas quando o Sistema já estiver codificado.</text:p>
      <text:p text:style-name="P2"/>
      <text:p text:style-name="P2">Um testador vai realizar vários testes, campos diferentes, inserir senha maior, inserir senha menor, inserir campos com CapsLock, inserir campos com caracteres de simbolos e assim por diante. Uma pessoa normal não pensaria em fazer esses teste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02:28.087106579</meta:creation-date>
    <dc:date>2024-06-17T12:07:35.896276121</dc:date>
    <meta:editing-duration>PT5M8S</meta:editing-duration>
    <meta:editing-cycles>1</meta:editing-cycles>
    <meta:document-statistic meta:table-count="0" meta:image-count="0" meta:object-count="0" meta:page-count="1" meta:paragraph-count="10" meta:word-count="109" meta:character-count="658" meta:non-whitespace-character-count="559"/>
    <meta:generator>LibreOffice/7.3.7.2$Linux_X86_64 LibreOffice_project/30$Build-2</meta:generator>
  </office:meta>
</office:document-meta>
</file>